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style:font-name="MV Boli" officeooo:rsid="000bb8bd" officeooo:paragraph-rsid="000bb8bd"/>
    </style:style>
    <style:style style:name="P2" style:family="paragraph" style:parent-style-name="Standard">
      <style:text-properties style:font-name="MV Boli" officeooo:rsid="000ced47" officeooo:paragraph-rsid="000ced47"/>
    </style:style>
    <style:style style:name="P3" style:family="paragraph" style:parent-style-name="Standard">
      <style:text-properties style:font-name="MV Boli" officeooo:rsid="000dd9e2" officeooo:paragraph-rsid="000dd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y NAME.</text:p>
      <text:p text:style-name="P1"/>
      <text:p text:style-name="P1">I don’t think I never recommend anyone to be a juror.</text:p>
      <text:p text:style-name="P1">That was ineradicable everyone jest fight itch other and there a total chaos. </text:p>
      <text:p text:style-name="P1"/>
      <text:p text:style-name="P1">I am agitated, lest start from the beginning.</text:p>
      <text:p text:style-name="P1">I was born in the…. I’m sorry, <text:s/>the beginning of this story.</text:p>
      <text:p text:style-name="P1"/>
      <text:p text:style-name="P1">One day I got a really fancy letter. With the government logo print on the front.</text:p>
      <text:p text:style-name="P1">In summery the letter say that me SIX invited to be a juror in a mender case. And if I refuse to cam I will be exposed to the penalty provided by law.</text:p>
      <text:p text:style-name="P1"/>
      <text:p text:style-name="P1">So I cam to the law court in time, and they say what are debts are.</text:p>
      <text:p text:style-name="P1"/>
      <text:p text:style-name="P1">After the evidences they tell as to enter to the juror's room and the shoe begin.</text:p>
      <text:p text:style-name="P1">First they locked as in.</text:p>
      <text:p text:style-name="P1">and we wanted to vout imminently to end the story fast.</text:p>
      <text:p text:style-name="P1">And then 8 say thet something look to hem off, and he don’t want to kill a chiled without tacking abaut it first.</text:p>
      <text:p text:style-name="P1">THREE fight 8 all the time and don’t even think too mach.</text:p>
      <text:p text:style-name="P1">Yada yada yada everyone convents except THREE and we was needed to fight hem to vote guilty. </text:p>
      <text:p text:style-name="P1"/>
      <text:p text:style-name="P2">Soooo yaa.</text:p>
      <text:p text:style-name="P2"/>
      <text:p text:style-name="P2">I go to vocation to relax.</text:p>
      <text:p text:style-name="P2"/>
      <text:p text:style-name="P3">b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6T14:27:09.837000000</meta:creation-date>
    <dc:date>2023-01-16T15:13:22.065000000</dc:date>
    <meta:editing-duration>PT46M11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7" meta:word-count="204" meta:character-count="1005" meta:non-whitespace-character-count="815"/>
  </office:meta>
</office:document-meta>
</file>